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8mm"/>
    </style:style>
    <style:style style:name="co2" style:family="table-column">
      <style:table-column-properties fo:break-before="auto" style:column-width="17.25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9ffff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99ffff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cccccc" fo:border-left="none" fo:border-right="0.06pt solid #000000" fo:border-top="none"/>
    </style:style>
  </office:automatic-styles>
  <office:body>
    <office:spreadsheet>
      <table:table table:name="Witbox2-LOM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row table:style-name="ro1">
          <table:table-cell table:style-name="ce1" office:value-type="string" calcext:value-type="string">
            <text:p>Generic Component</text:p>
          </table:table-cell>
          <table:table-cell table:style-name="ce5" office:value-type="string" calcext:value-type="string">
            <text:p>Dossage</text:p>
          </table:table-cell>
          <table:table-cell table:style-name="ce10" office:value-type="string" calcext:value-type="string">
            <text:p><text:s/>Dossage Type[units/grams/meters]</text:p>
          </table:table-cell>
        </table:table-row>
        <table:table-row table:style-name="ro2">
          <table:table-cell office:value-type="string" calcext:value-type="string">
            <text:p>XY suppor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Flange bearing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Rear driver ba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Front driver bar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Y bel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Y traction bel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GT2 Pulley for Y axis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djacent tube to GT2 pulley of Y axis</text:p>
          </table:table-cell>
          <table:table-cell office:value-type="float" office:value="0.079" calcext:value-type="float">
            <text:p>0,079</text:p>
          </table:table-cell>
          <table:table-cell table:style-name="ce12"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Extruder plat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inear Ball Bearing LM8uu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ide plat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otor side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X motor suppor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Nema17 for Z axi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GT2 Pulley for Y moto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echanical Endstop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Insulation endstop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4x5 Set screw -ISO-4026/DIN-913 for X motor pulle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4x5 Set screw -ISO-4026/DIN-913 for Y axis bearing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4x5 Set screw -ISO-4026/DIN-913 for X axis bearing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Screw <text:s/>- ISO- 7380 for X motor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Screw <text:s/>- ISO- 7380 for X endstop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Free pulley suppor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X axis pulley bel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X roller bel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X axis bar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Y axis bar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X belt GT2 2MR-8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Extruder connection PCBA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rotective bumper sticker in flex cabl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Y axis connection PCBA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X board to motor extruder cabl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Cabling HUB PCBA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Zum Inductive Level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QSMS-4 Push-in bulkhead connecto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Warning sticker of extru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Y board to X endstop cab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Y board to X motor cabl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lack flex cable 400mm for Y axis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lack flex cable 500mm for X axi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Extruder filament inpu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Fibonacci tube</text:p>
          </table:table-cell>
          <table:table-cell office:value-type="float" office:value="1.315" calcext:value-type="float">
            <text:p>1,315</text:p>
          </table:table-cell>
          <table:table-cell table:style-name="ce12"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Screw M4x6 ISO 7380 Black Zink plated for extruder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crew M4x6 ISO 7380 Black Zink plated for axes bars X and Y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4x6 ISO 7380 Black Zink plated for X motor suppor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crew M4x6 ISO 7380 Black Zink plated for free pulley support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4x6 ISO 7380 Black Zink plated for PCB extruder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crew M4x6 ISO 7380 Black Zink plated for PCB Hub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4x5 Set screw <text:s/>-ISO-4026/DIN-913 for pulleys X and Y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crew M3x8 - ISO- 7380 for PCB Y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3x8 counitstersunitsk head <text:s/>- ISO-10642/DIN-7991 for inductive leveler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DDG Extruder Set with PCB connector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Gearbox extruder doble gea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Nema17, 12VDC, 4000g.cm for DDG Extru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Hot End Dado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Thermal PAD for DDG extru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Hotend screw for DDG extrud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Extruder Heat Sink for DDG Extru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Nozzle MK7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rushless DC Cooling Fan RD4010B12H + 100mm wire - PCB connecto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Thermistor B57560G1104F000 component + mechanical capsu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uard for RD4010B12H extruder fa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Heating cartridge with connecto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ear Push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Hot end PTFE tube 26mm for DDG Extruder HotEnd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ear Pulle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3 set screw <text:s/>ISO-4026 / DIN-913 for heating cartidg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ush Gear Pulle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Tensor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Tension spring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Fan blower suppor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DC Blower Fan RB5015B12M + 40mm wire - PCB connecto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Fan duct for DDG extrud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Fitting carstick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Deep groove ball bearing with two metal shields 618/6 ZZ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3 set screw ISO-4026 / DIN-913 for pinion moto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4x5 set screw ISO-4026 / DIN-913 for hot end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25 Screw DIN-912 8.8 for extruder fan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Countersunk Head Screw - ISO-10642/DIN-7991 for blower suppor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18 Screw - ISO- 4762/DIN-912 for blower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20 Screw - ISO- 4762/DIN-912 for extruder motor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14 Screw - ISO- 4762/DIN-912 for fan duc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4x6 Screw- ISO- 4762/DIN-912 for bearing of extruder pinion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4 washer DIN-125 class 6 for bearing of extruder pinio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QR Sticker 25x25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ase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ower Supply Delta PMT-12V150W1AA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Thermal PAD for bqCNC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qCNC Aluminiun bas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qCNC 3D printing controller board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LCD-bqCNC <text:s/>flat cab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Flat cable to bqCNC pinout adapter PCBA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LCD display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CD to ground point cable (green/yellow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Display case with SD slo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ridge switch cable (blue)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ridge switch cable (brown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witch to supply cable (blue)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witch to supply cable (brown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witch to ground point cable (green/yellow)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ower supply to ground cable (green/yellow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ower supply to bqCNC cable (red)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ower supply to bqCNC cable (black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Indicative sticker for ground conection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eft corn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Hinge suplemen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Hinges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Array leds suppor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octite 496</text:p>
          </table:table-cell>
          <table:table-cell office:value-type="float" office:value="0.01" calcext:value-type="float">
            <text:p>0,0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White leds array and cab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qCNC-HUB wire harnes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qCNC-HUB cable for heater resistanc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8x12 Screw ISO 7380 ï¿½ ZN for LCD to display case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3x6 <text:s/>- ISO- 7380 for power supply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elf-tapping screw 2,9x9,5 for LCD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5 nut DIN-934 for hinges 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4 nut DIN-934 for ground screw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ticker Serial Numb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ack cover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rushless DC Cooling Fan - RD8025B12M with 1m cabl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uard for RD8025B12M fa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Rail+slide for Z axis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luminium adapter for HIWIN rail and slid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Nema17, 12VDC, 4000g.cm+screw+nut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luminium Z motor suppor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Z carriag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rinting bed support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Rubber seal for printing bed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ase spring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Knurled grip knob DIN 467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Endstop spac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echanical Endstop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Endstop insulato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echanical Endstop bq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Y motor support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Nema17, 12VDC, 4800g.cm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T2 Pulle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4x6 ISO 7380 for Z motor supor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18 Screw - ISO- 4762/DIN-912 for part between rails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22 Screw - ISO- 4762/DIN-912 for be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8 Screw - ISO- 4762/DIN-912 for Z rails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10 Screw - DIN-912 Class 8.8 Black for Z axis bumpers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12 Screw - DIN-912 8.8 Class Black for Z motor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Screw - ISO- 7380 for Y endstop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Screw - ISO- 7380 for Z endstop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Screw - ISO- 7380 for Y motor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Oval Head Sheet Metal Screw TX 25 4.8X9.5 ZN Black for fan chasis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4x5 set screw -ISO-4026/DIN-913 for Y motor pulley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4.8 Nylon spacer for Z axis bumpers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lack flange 50X2.5x190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Right corner pl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qCNC to endstop YZ cable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qCNC to motor YZ cable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hort cable protection corn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Cable protection corn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Electronics metal cov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crylic white front cov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Acrylic white right side cov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crylic white left side cov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Door Protection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ock with ke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Danger tampon printing for doors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rotective bumper sticker for doo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VC foramed back cov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Control whee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crew M4x6 <text:s/>ISO 7380 Black Zink plated for Y motor suppor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Countersunk Head screw ï¿½ ISO-10642/DIN-7991 for back side frame</text:p>
          </table:table-cell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Countersunk Head screw ï¿½ ISO-10642/DIN-7991 for right side frame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Countersunk Head screw ï¿½ ISO-10642/DIN-7991 for left side frame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Countersunk Head screw - ISO-10642/DIN-7991 for front side frame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Countersunk Head screw ï¿½ ISO-10642/DIN-7991 for cable protections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x6 Countersunk Head screw ï¿½ ISO-10642/DIN-7991 for electronic cover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6 Countersunk Head screw - ISO-10642/DIN-7991for leds support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utton head socket cap screw M6x10 ï¿½ ISO-7380 for white methacrylate 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5x8 Set screw Iso - 4027/Din ï¿½ 914 for control whee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Nut M5 DIN-934 for hinges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Electronics guarantee seal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erial number stickers for transport box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tickers serial numb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Witbox2 waterproof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Interior loader Packaging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Corrugated Paper Protection for interior loader box</text:p>
          </table:table-cell>
          <table:table-cell table:style-name="ce8" office:value-type="float" office:value="3.25" calcext:value-type="float">
            <text:p>3,25</text:p>
          </table:table-cell>
          <table:table-cell office:value-type="string" calcext:value-type="string">
            <text:p>meters</text:p>
          </table:table-cell>
        </table:table-row>
        <table:table-row table:style-name="ro2">
          <table:table-cell table:style-name="ce3" office:value-type="string" calcext:value-type="string">
            <text:p>Carriage blocking part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White cable tie 7.8x36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M3x10 Screw DIN-912 Class 8.8 Black for carriage blocking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Warning sticker for carriage blocking part for Witbox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lastic Bag Witbox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Cardboard corner protectors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Corrugated Paper Protection between Witbox 2 and Accesories box_1</text:p>
          </table:table-cell>
          <table:table-cell office:value-type="float" office:value="0.75" calcext:value-type="float">
            <text:p>0,75</text:p>
          </table:table-cell>
          <table:table-cell table:style-name="ce12"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Corrugated Paper Protection between Witbox 2 and Accesories box_2</text:p>
          </table:table-cell>
          <table:table-cell table:style-name="ce8" office:value-type="float" office:value="0.75" calcext:value-type="float">
            <text:p>0,75</text:p>
          </table:table-cell>
          <table:table-cell office:value-type="string" calcext:value-type="string">
            <text:p>meters</text:p>
          </table:table-cell>
        </table:table-row>
        <table:table-row table:style-name="ro2">
          <table:table-cell table:style-name="ce3" office:value-type="string" calcext:value-type="string">
            <text:p>Corrugated Paper Protection between Accesories box and Gift box_1</text:p>
          </table:table-cell>
          <table:table-cell office:value-type="float" office:value="0.75" calcext:value-type="float">
            <text:p>0,75</text:p>
          </table:table-cell>
          <table:table-cell table:style-name="ce12"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Corrugated Paper Protection between Accesories box and Gift box_2</text:p>
          </table:table-cell>
          <table:table-cell table:style-name="ce8" office:value-type="float" office:value="0.75" calcext:value-type="float">
            <text:p>0,75</text:p>
          </table:table-cell>
          <table:table-cell office:value-type="string" calcext:value-type="string">
            <text:p>meters</text:p>
          </table:table-cell>
        </table:table-row>
        <table:table-row table:style-name="ro2">
          <table:table-cell table:style-name="ce3" office:value-type="string" calcext:value-type="string">
            <text:p>Gift Box 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External Box Cap Cov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ox straping plastic white 16x0.8</text:p>
          </table:table-cell>
          <table:table-cell office:value-type="float" office:value="4.8" calcext:value-type="float">
            <text:p>4,8</text:p>
          </table:table-cell>
          <table:table-cell table:style-name="ce12" office:value-type="string" calcext:value-type="string">
            <text:p>meters</text:p>
          </table:table-cell>
        </table:table-row>
        <table:table-row table:style-name="ro2">
          <table:table-cell office:value-type="string" calcext:value-type="string">
            <text:p>Bayonet Locks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ccessories Box Witbox 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External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ottom cardboard tray for accessories box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Lateral protection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Upper protectio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rinting bed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Black plate for Printing bed (305x220x0.5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lastic bag of screws</text:p>
          </table:table-cell>
          <table:table-cell table:style-name="ce8" office:value-type="float" office:value="1.22" calcext:value-type="float">
            <text:p>1,22</text:p>
          </table:table-cell>
          <table:table-cell office:value-type="string" calcext:value-type="string">
            <text:p>grams</text:p>
          </table:table-cell>
        </table:table-row>
        <table:table-row table:style-name="ro2">
          <table:table-cell table:style-name="ce3" office:value-type="string" calcext:value-type="string">
            <text:p>Glass basecoat (thickness: 3mm, White, 305x220mm)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3 Thumb Screw for upper cover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lastic bag of Allen Keys</text:p>
          </table:table-cell>
          <table:table-cell office:value-type="float" office:value="2.16" calcext:value-type="float">
            <text:p>2,16</text:p>
          </table:table-cell>
          <table:table-cell table:style-name="ce12" office:value-type="string" calcext:value-type="string">
            <text:p>grams</text:p>
          </table:table-cell>
        </table:table-row>
        <table:table-row table:style-name="ro2">
          <table:table-cell office:value-type="string" calcext:value-type="string">
            <text:p>Double-sided adhesive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llen Hex Key 1.5 for Drive gea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DCard 4Gb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crylic support for bed 85 x 175 m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Allen hex key 4 for methacrylate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tick Label 4Gb SDCard Witbox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Disco Neodimio ï¿½20 x 1 mm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llen key s/long 2.5 for extruder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lastic brush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Allen key s/long ï¿½ 2mm for hotend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lastic bag of PTFE tubes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TFE 26mm tube for DDG Extruder HotEnd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eparating cardboard tray for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ticker for PTFE plastic bag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Top cardboard tray for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Little box of top tray for accessories box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lastic bag of plastic legs</text:p>
          </table:table-cell>
          <table:table-cell table:style-name="ce8" office:value-type="float" office:value="2.16" calcext:value-type="float">
            <text:p>2,16</text:p>
          </table:table-cell>
          <table:table-cell office:value-type="string" calcext:value-type="string">
            <text:p>grams</text:p>
          </table:table-cell>
        </table:table-row>
        <table:table-row table:style-name="ro2">
          <table:table-cell table:style-name="ce3" office:value-type="string" calcext:value-type="string">
            <text:p>Plastic legs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Medium box of top tray for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USB Cable 1.8m A-B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ig box of top tray for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CHURTER 6003.0215 - Cabl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UK Power Supply Cord 2.5m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Guarantee 8 Language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Notice packaging for Witbox 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QSG 8 Language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Circular cardboard for accessories box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PLA bq 1,75mm 1Kg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Precision Needle 0.4mm diamet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Spatula 80m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Spool support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</table:table-row>
        <table:table-row table:style-name="ro2">
          <table:table-cell table:style-name="ce3" office:value-type="string" calcext:value-type="string">
            <text:p>Round transparent sticker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Box of bottom tray for Allen keys</text:p>
          </table:table-cell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grams</text:p>
          </table:table-cell>
        </table:table-row>
        <table:table-row table:style-name="ro2">
          <table:table-cell table:style-name="ce3" office:value-type="string" calcext:value-type="string">
            <text:p>Film industrial robot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office:value-type="string" calcext:value-type="string">
            <text:p>Cardboard perimeter of top tray for accessories box</text:p>
          </table:table-cell>
          <table:table-cell table:style-name="ce8" office:value-type="float" office:value="2.3" calcext:value-type="float">
            <text:p>2,3</text:p>
          </table:table-cell>
          <table:table-cell office:value-type="string" calcext:value-type="string">
            <text:p>meters</text:p>
          </table:table-cell>
        </table:table-row>
        <table:table-row table:style-name="ro2">
          <table:table-cell table:style-name="ce3" office:value-type="string" calcext:value-type="string">
            <text:p>Box straping plastic white 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units</text:p>
          </table:table-cell>
        </table:table-row>
        <table:table-row table:style-name="ro2">
          <table:table-cell table:style-name="ce4" office:value-type="string" calcext:value-type="string">
            <text:p>Seal from the plastic strap</text:p>
          </table:table-cell>
          <table:table-cell table:style-name="ce9" office:value-type="float" office:value="0.25" calcext:value-type="float">
            <text:p>0,25</text:p>
          </table:table-cell>
          <table:table-cell table:style-name="ce13" office:value-type="string" calcext:value-type="string">
            <text:p>uni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6:27:19.3720353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6:43:55.462865635</dc:date>
    <meta:generator>LibreOffice/4.4.6.3$Linux_X86_64 LibreOffice_project/40m0$Build-3</meta:generator>
    <meta:editing-duration>PT16M5S</meta:editing-duration>
    <meta:editing-cycles>3</meta:editing-cycles>
    <meta:document-statistic meta:table-count="1" meta:cell-count="738" meta:object-count="0"/>
  </office:meta>
</office:document-meta>
</file>